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3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6.703cm"/>
      <style:paragraph-properties style:writing-mode="lr-tb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4.3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r5" style:family="presentation" style:parent-style-name="標準-title">
      <style:graphic-properties draw:auto-grow-height="true" fo:min-height="2.629cm"/>
      <style:paragraph-properties style:writing-mode="lr-tb"/>
    </style:style>
    <style:style style:name="pr6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598cm" style:use-optimal-column-width="false"/>
    </style:style>
    <style:style style:name="co2" style:family="table-column">
      <style:table-column-properties style:column-width="4.597cm" style:use-optimal-column-width="false"/>
    </style:style>
    <style:style style:name="co3" style:family="table-column">
      <style:table-column-properties style:column-width="4.608cm" style:use-optimal-column-width="false"/>
    </style:style>
    <style:style style:name="co4" style:family="table-column">
      <style:table-column-properties style:column-width="7.459cm" style:use-optimal-column-width="false"/>
    </style:style>
    <style:style style:name="co5" style:family="table-column">
      <style:table-column-properties style:column-width="6.171cm" style:use-optimal-column-width="false"/>
    </style:style>
    <style:style style:name="co6" style:family="table-column">
      <style:table-column-properties style:column-width="5.982cm" style:use-optimal-column-width="false"/>
    </style:style>
    <style:style style:name="co7" style:family="table-column">
      <style:table-column-properties style:column-width="4.888cm" style:use-optimal-column-width="false"/>
    </style:style>
    <style:style style:name="ro1" style:family="table-row">
      <style:table-row-properties style:row-height="-3.197cm" style:use-optimal-row-height="false"/>
    </style:style>
    <style:style style:name="ro2" style:family="table-row">
      <style:table-row-properties style:row-height="0.762cm" style:use-optimal-row-height="false"/>
    </style:style>
    <style:style style:name="ro3" style:family="table-row">
      <style:table-row-properties style:row-height="0.912cm" style:use-optimal-row-height="false"/>
    </style:style>
    <style:style style:name="ro4" style:family="table-row">
      <style:table-row-properties style:row-height="0.998cm" style:use-optimal-row-height="false"/>
    </style:style>
    <style:style style:name="ro5" style:family="table-row">
      <style:table-row-properties style:row-height="0.997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18pt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end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301cm" svg:y="5cm" presentation:class="title" presentation:user-transformed="true">
          <draw:text-box>
            <text:p>進捗報告</text:p>
          </draw:text-box>
        </draw:frame>
        <draw:frame presentation:style-name="pr2" draw:text-style-name="P1" draw:layer="layout" svg:width="25.199cm" svg:height="4.319cm" svg:x="1.301cm" svg:y="10cm" presentation:class="subtitle" presentation:user-transformed="true">
          <draw:text-box>
            <text:p>ディジタル情報通信研究室</text:p>
            <text:p>HT21A021　岡本悠吾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前回までの進捗</text:p>
          </draw:text-box>
        </draw:frame>
        <draw:frame presentation:style-name="pr4" draw:text-style-name="P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 text:style-name="P3"><text:span text:style-name="T1">1~</text:span><text:span text:style-name="T1">任意の</text:span><text:span text:style-name="T1">bit</text:span><text:span text:style-name="T1">桁までの奇数において安全素数かどうかを判定。</text:span></text:p>
              </text:list-item>
              <text:list-item>
                <text:p text:style-name="P3"><text:span text:style-name="T1">判定する奇数は</text:span><text:span text:style-name="T1">100</text:span><text:span text:style-name="T1">個</text:span></text:p>
              </text:list-item>
              <text:list-item>
                <text:p text:style-name="P3"><text:span text:style-name="T1">1</text:span><text:span text:style-name="T1">個あたりの判定時間と、素数ではないと判定された回数を記録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改善点</text:p>
          </draw:text-box>
        </draw:frame>
        <draw:frame presentation:style-name="pr4" draw:text-style-name="P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 text:style-name="P3"><text:span text:style-name="T1">判定する数値の桁数が統一されていなかった。</text:span></text:p>
                <text:list>
                  <text:list-item>
                    <text:p text:style-name="P4"><text:span text:style-name="T1">多倍長ライブラリに実装されている関数の仕様</text:span></text:p>
                  </text:list-item>
                  <text:list-item>
                    <text:p text:style-name="P4"><text:span text:style-name="T1">任意</text:span><text:span text:style-name="T1">bit</text:span><text:span text:style-name="T1">桁の乱数を生成する関数を自力で実装</text:span></text:p>
                    <text:p text:style-name="P4"><text:span text:style-name="T1"/></text:p>
                  </text:list-item>
                </text:list>
              </text:list-item>
              <text:list-item>
                <text:p text:style-name="P3"><text:span text:style-name="T1">Miller-Rabin</text:span><text:span text:style-name="T1">素数判定法以外のアルゴリズムを使っていない。</text:span></text:p>
                <text:list>
                  <text:list-item>
                    <text:p><text:span text:style-name="T1">他の論文同様、</text:span><text:span text:style-name="T1">Euler-Lagrange</text:span><text:span text:style-name="T1">の定理を組み合わせて検証。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">前回 </text:p>
          </draw:text-box>
        </draw:frame>
        <draw:frame draw:style-name="標準図形スタイル_5f_1" draw:layer="layout" svg:width="22.998cm" svg:height="2.239cm" svg:x="1.511cm" svg:y="12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bg-none">
              <table:table-cell>
                <text:p text:style-name="P5">2進数での桁数</text:p>
              </table:table-cell>
              <table:table-cell>
                <text:p text:style-name="P5">64bit</text:p>
              </table:table-cell>
              <table:table-cell>
                <text:p text:style-name="P5">128bit</text:p>
              </table:table-cell>
              <table:table-cell>
                <text:p text:style-name="P5">256bit</text:p>
              </table:table-cell>
              <table:table-cell>
                <text:p text:style-name="P5">512bit</text:p>
              </table:table-cell>
            </table:table-row>
            <table:table-row table:style-name="ro2" table:default-cell-style-name="bg-none">
              <table:table-cell>
                <text:p text:style-name="P5">平均時間(ms)</text:p>
              </table:table-cell>
              <table:table-cell>
                <text:p text:style-name="P6">29.197</text:p>
              </table:table-cell>
              <table:table-cell>
                <text:p text:style-name="P6">263.61</text:p>
              </table:table-cell>
              <table:table-cell>
                <text:p text:style-name="P6">2165.9</text:p>
              </table:table-cell>
              <table:table-cell>
                <text:p text:style-name="P6">227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18.056cm" svg:height="11.879cm" svg:x="8cm" svg:y="0.6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8" draw:layer="layout" svg:width="7.203cm" svg:height="1.17cm" svg:x="1.297cm" svg:y="3.5cm">
          <draw:text-box>
            <text:p text:style-name="P5">1生成あたりの平均時間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 text:style-name="P9">1個安全素数を生成するのにかかった時間</text:p>
              <text:p text:style-name="P9"/>
              <text:p text:style-name="P9">下の表を見てもらうと、、、</text:p>
              <text:p text:style-name="P9">2進数での桁数が2倍になるごとに, 10倍の時間がかかっているという結果</text:p>
              <text:p text:style-name="P9"/>
            </draw:text-box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">今回 </text:p>
          </draw:text-box>
        </draw:frame>
        <draw:frame draw:style-name="gr2" draw:text-style-name="P7" draw:layer="layout" svg:width="15.5cm" svg:height="8.724cm" svg:x="11.099cm" svg:y="0.6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24.499cm" svg:height="4.902cm" svg:x="1cm" svg:y="1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bg-none">
              <table:table-cell>
                <text:p>Time (ms)</text:p>
              </table:table-cell>
              <table:table-cell>
                <text:p>1024 bit</text:p>
              </table:table-cell>
              <table:table-cell>
                <text:p>2048 bit</text:p>
              </table:table-cell>
              <table:table-cell>
                <text:p>4096 bit</text:p>
              </table:table-cell>
            </table:table-row>
            <table:table-row table:style-name="ro4" table:default-cell-style-name="bg-none">
              <table:table-cell>
                <text:p>MR+MR</text:p>
              </table:table-cell>
              <table:table-cell>
                <text:p text:style-name="P11">0.2819369773</text:p>
              </table:table-cell>
              <table:table-cell>
                <text:p text:style-name="P11">1.8717890534</text:p>
              </table:table-cell>
              <table:table-cell>
                <text:p text:style-name="P11">13.2951890419</text:p>
              </table:table-cell>
            </table:table-row>
            <table:table-row table:style-name="ro4" table:default-cell-style-name="bg-none">
              <table:table-cell>
                <text:p>MR+EEL</text:p>
              </table:table-cell>
              <table:table-cell>
                <text:p text:style-name="P11">0.2814837133</text:p>
              </table:table-cell>
              <table:table-cell>
                <text:p text:style-name="P11">1.8682965983</text:p>
              </table:table-cell>
              <table:table-cell>
                <text:p text:style-name="P11">13.2933258777</text:p>
              </table:table-cell>
            </table:table-row>
            <table:table-row table:style-name="ro4" table:default-cell-style-name="bg-none">
              <table:table-cell>
                <text:p>EEL+MR</text:p>
              </table:table-cell>
              <table:table-cell>
                <text:p text:style-name="P11">0.2416101719</text:p>
              </table:table-cell>
              <table:table-cell>
                <text:p text:style-name="P11">1.6142200065</text:p>
              </table:table-cell>
              <table:table-cell>
                <text:p text:style-name="P11">11.4962452543</text:p>
              </table:table-cell>
            </table:table-row>
            <table:table-row table:style-name="ro5" table:default-cell-style-name="bg-none">
              <table:table-cell>
                <text:p>EEL+EEL</text:p>
              </table:table-cell>
              <table:table-cell>
                <text:p text:style-name="P11">0.2415794509</text:p>
              </table:table-cell>
              <table:table-cell>
                <text:p text:style-name="P11">1.6158362946</text:p>
              </table:table-cell>
              <table:table-cell>
                <text:p text:style-name="P11">11.497380423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 text:style-name="P9">1個安全素数を生成するのにかかった時間</text:p>
              <text:p text:style-name="P9"/>
              <text:p text:style-name="P9">下の表を見てもらうと、、、</text:p>
              <text:p text:style-name="P9">2進数での桁数が2倍になるごとに, 10倍の時間がかかっているという結果</text:p>
              <text:p text:style-name="P9"/>
            </draw:text-box>
          </draw:frame>
        </presentation:notes>
      </draw:page>
      <draw:page draw:name="page6" draw:style-name="dp3" draw:master-page-name="標準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結果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前回の</text:span><text:span text:style-name="T1">512bit</text:span><text:span text:style-name="T1">と今回の</text:span><text:span text:style-name="T1">1024bit</text:span><text:span text:style-name="T1">では後者のほうが</text:span><text:span text:style-name="T1">2000</text:span><text:span text:style-name="T1">倍ほど高速になっていた。</text:span></text:p>
                <text:list>
                  <text:list-item>
                    <text:p text:style-name="P4"><text:span text:style-name="T1">計算で使う</text:span><text:span text:style-name="T1">pow</text:span><text:span text:style-name="T1">をライブラリの</text:span><text:span text:style-name="T1">pow_mod</text:span><text:span text:style-name="T1">で代用した結果の可能性あり。</text:span></text:p>
                  </text:list-item>
                </text:list>
              </text:list-item>
              <text:list-item>
                <text:p text:style-name="P3"><text:span text:style-name="T1">1</text:span><text:span text:style-name="T1">回目の計算で</text:span><text:span text:style-name="T1">Euler Lagrange</text:span><text:span text:style-name="T1">の定理を使ったほうが、若干早くなっている。</text:span></text:p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CJK JP" style:font-family-complex="'Noto Sans CJK JP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CJK JP" style:font-family-complex="'Noto Sans CJK J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CJK JP" style:font-family-complex="'Noto Sans CJK JP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3:30:35.851842548</meta:creation-date>
    <dc:date>2023-10-30T14:38:36.944681744</dc:date>
    <meta:editing-duration>PT1H6M56S</meta:editing-duration>
    <meta:editing-cycles>14</meta:editing-cycles>
    <meta:generator>LibreOffice/7.5.7.1$Linux_X86_64 LibreOffice_project/50$Build-1</meta:generator>
    <meta:document-statistic meta:object-count="4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1cm" svg:height="8.725cm" xlink:href="." xlink:type="simple" chart:class="chart:bar" chart:style-name="ch1">
        <chart:legend chart:legend-position="end" svg:x="13.529cm" svg:y="3.565cm" style:legend-expansion="high" chart:style-name="ch2"/>
        <chart:plot-area chart:style-name="ch3" chart:data-source-has-labels="both" svg:x="1.771cm" svg:y="0.174cm" svg:width="11.448cm" svg:height="8.377cm">
          <chart:coordinate-region svg:x="2.392cm" svg:y="0.373cm" svg:width="10.827cm" svg:height="7.53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4.896cm" chart:style-name="ch6">
              <text:p>ms
ミリ秒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 bit</text:p>
              </table:table-cell>
              <table:table-cell office:value-type="string">
                <text:p>2048 bit</text:p>
              </table:table-cell>
              <table:table-cell office:value-type="string">
                <text:p>4096 bit</text:p>
              </table:table-cell>
            </table:table-row>
          </table:table-header-rows>
          <table:table-rows>
            <table:table-row>
              <table:table-cell office:value-type="string">
                <text:p>MR+MR</text:p>
              </table:table-cell>
              <table:table-cell office:value-type="float" office:value="0.2819369773">
                <text:p>0.2819369773</text:p>
              </table:table-cell>
              <table:table-cell office:value-type="float" office:value="1.8717890534">
                <text:p>1.8717890534</text:p>
              </table:table-cell>
              <table:table-cell office:value-type="float" office:value="13.2951890419">
                <text:p>13.2951890419</text:p>
              </table:table-cell>
            </table:table-row>
            <table:table-row>
              <table:table-cell office:value-type="string">
                <text:p>MR+EEL</text:p>
              </table:table-cell>
              <table:table-cell office:value-type="float" office:value="0.2814837133">
                <text:p>0.2814837133</text:p>
              </table:table-cell>
              <table:table-cell office:value-type="float" office:value="1.8682965983">
                <text:p>1.8682965983</text:p>
              </table:table-cell>
              <table:table-cell office:value-type="float" office:value="13.2933258777">
                <text:p>13.2933258777</text:p>
              </table:table-cell>
            </table:table-row>
            <table:table-row>
              <table:table-cell office:value-type="string">
                <text:p>EEL+MR</text:p>
              </table:table-cell>
              <table:table-cell office:value-type="float" office:value="0.2416101719">
                <text:p>0.2416101719</text:p>
              </table:table-cell>
              <table:table-cell office:value-type="float" office:value="1.6142200065">
                <text:p>1.6142200065</text:p>
              </table:table-cell>
              <table:table-cell office:value-type="float" office:value="11.4962452543">
                <text:p>11.4962452543</text:p>
              </table:table-cell>
            </table:table-row>
            <table:table-row>
              <table:table-cell office:value-type="string">
                <text:p>EEL+EEL</text:p>
              </table:table-cell>
              <table:table-cell office:value-type="float" office:value="0.2415794509">
                <text:p>0.2415794509</text:p>
              </table:table-cell>
              <table:table-cell office:value-type="float" office:value="1.6158362946">
                <text:p>1.6158362946</text:p>
              </table:table-cell>
              <table:table-cell office:value-type="float" office:value="11.4973804233">
                <text:p>11.4973804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57cm" svg:height="11.88cm" xlink:href="." xlink:type="simple" chart:class="chart:line" chart:style-name="ch1">
        <chart:subtitle svg:x="0cm" svg:y="0cm" chart:style-name="ch2">
          <text:p/>
        </chart:subtitle>
        <chart:legend chart:legend-position="end" svg:x="14.976cm" svg:y="5.507cm" style:legend-expansion="custom" svg:width="3.079cm" svg:height="0.863cm" style:legend-expansion-aspect-ratio="3.56778679026651" chart:style-name="ch3"/>
        <chart:plot-area chart:style-name="ch4" chart:data-source-has-labels="both" svg:x="1.474cm" svg:y="0.535cm" svg:width="13.56cm" svg:height="10.915cm">
          <chart:coordinate-region svg:x="2.651cm" svg:y="0.734cm" svg:width="11.918cm" svg:height="10.069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title svg:x="0.183cm" svg:y="6.261cm" chart:style-name="ch7">
              <text:p>ms
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</table:table-cell>
              <table:table-cell office:value-type="float" office:value="29.197">
                <text:p>29.197</text:p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